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Ubuntu" fo:font-size="96pt" fo:language="es" fo:country="CR" officeooo:rsid="00172986" officeooo:paragraph-rsid="00172986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30pt" fo:language="es" fo:country="CR" officeooo:rsid="00172986" officeooo:paragraph-rsid="00172986" style:font-size-asian="130pt" style:font-size-complex="13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es" fo:country="CR" officeooo:rsid="00172986" officeooo:paragraph-rsid="00172986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fo:language="es" fo:country="CR" officeooo:rsid="00177ff2" officeooo:paragraph-rsid="00177ff2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60pt" fo:language="es" fo:country="CR" officeooo:rsid="00172986" officeooo:paragraph-rsid="00172986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6pt" fo:language="es" fo:country="CR" officeooo:rsid="00177ff2" officeooo:paragraph-rsid="00177ff2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s" fo:country="CR" officeooo:rsid="00177ff2" officeooo:paragraph-rsid="00177ff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language="es" fo:country="CR" officeooo:rsid="00199b0b" officeooo:paragraph-rsid="00199b0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language="es" fo:country="CR" officeooo:rsid="001b3bc4" officeooo:paragraph-rsid="001b3bc4" style:font-size-asian="12pt" style:font-size-complex="12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Ubuntu" fo:font-size="60pt" fo:language="es" fo:country="CR" officeooo:rsid="00172986" officeooo:paragraph-rsid="00172986" style:font-size-asian="60pt" style:font-size-complex="60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Ubuntu" fo:font-size="26pt" fo:language="es" fo:country="CR" officeooo:rsid="00177ff2" officeooo:paragraph-rsid="00177ff2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5pt" fo:language="es" fo:country="CR" fo:font-weight="bold" officeooo:rsid="00177ff2" officeooo:paragraph-rsid="00177ff2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5pt" fo:language="es" fo:country="CR" officeooo:rsid="00177ff2" officeooo:paragraph-rsid="00177ff2" style:font-size-asian="15pt" style:font-size-complex="15pt"/>
    </style:style>
    <style:style style:name="T1" style:family="text">
      <style:text-properties officeooo:rsid="001b3bc4"/>
    </style:style>
    <style:style style:name="T2" style:family="text">
      <style:text-properties fo:font-style="italic" officeooo:rsid="001b3bc4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C!</text:p>
      <text:p text:style-name="P3">Lenguaje de programación de basado en C</text:p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5"/>
      <text:p text:style-name="P2">C!</text:p>
      <text:p text:style-name="P3">Lenguaje de programación de basado en C</text:p>
      <text:p text:style-name="P3"/>
      <text:p text:style-name="P3"/>
      <text:p text:style-name="P3"/>
      <text:p text:style-name="P3"/>
      <text:p text:style-name="P3"/>
      <text:p text:style-name="P3"/>
      <text:p text:style-name="P4">Alejandro Díaz</text:p>
      <text:p text:style-name="P4">2017172898</text:p>
      <text:p text:style-name="P3"/>
      <text:p text:style-name="P4">Fabián Montero</text:p>
      <text:p text:style-name="P4">2016121558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2">Instituto Tecnológico de Costa Rica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3">Algoritmos y Estructuras de Datos II</text:p>
          </table:table-cell>
          <table:table-cell table:style-name="Table1.A1" office:value-type="string">
            <text:p text:style-name="P13">Viernes 13 de abril 2018</text:p>
          </table:table-cell>
          <table:table-cell table:style-name="Table1.A1" office:value-type="string">
            <text:p text:style-name="P13">Luis Diego Noguera</text:p>
          </table:table-cell>
        </table:table-row>
      </table:table>
      <text:p text:style-name="P3"/>
      <text:p text:style-name="P11">Índic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Introducción</text:p>
      <text:p text:style-name="P7"/>
      <text:p text:style-name="P8">Los lenguajes de programación son un componente valioso de todo sistema tecnológico moderno. A lo largo de la historia y con el avance de la tecnología, los lenguajes de programación han evolucionado y han pasado de ser tarjetas perforadas y cintas magneticas, a ser lenguajes formales de alto nivel. Actualmente existen miles de lenguajes de programación, clasificados en diversos paradigmas como funcional, orientado a objetos, lógico, imperativo, entre otros.</text:p>
      <text:p text:style-name="P8"/>
      <text:p text:style-name="P8">En este proyecto se desarrolló un <text:span text:style-name="T1">pseudo</text:span>lenguaje de programación basado en C. <text:span text:style-name="T1">Junto con el lenguaje, también se implementó un entorno de desarrollo</text:span>. <text:span text:style-name="T1">El IDE está dotado de todas las caracteristicas básicas que tendría un editor normal, incluyendo editor de texto y </text:span><text:span text:style-name="T2">standard output</text:span><text:span text:style-name="T1">. Además de eso, se desarrolló una tabla para visualizar el estado de la memoria RAM y un log del sistema. El IDE ejecuta el código al estilo de debugger.</text:span></text:p>
      <text:p text:style-name="P8"/>
      <text:p text:style-name="P9">C! es un subconjunto del lenguaje de programación C. Tiene tipos de datos básicos, como int, long, char, float, double, struct y tambien soporta referencias (punteros) y scopes.</text:p>
      <text:p text:style-name="P8"/>
      <text:p text:style-name="P9">C! IDE (cexi) es un entorno de desarrollo que permite escribir, editar, correr y debuggear código de C! (cex). Fue desarrollado en C++ para el curso de Algoritmos y Estructuras de Datos 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7:18:59.099645276</meta:creation-date>
    <dc:date>2018-04-13T22:56:53.984923344</dc:date>
    <meta:editing-duration>PT12S</meta:editing-duration>
    <meta:editing-cycles>1</meta:editing-cycles>
    <meta:document-statistic meta:table-count="1" meta:image-count="0" meta:object-count="0" meta:page-count="4" meta:paragraph-count="18" meta:word-count="246" meta:character-count="1522" meta:non-whitespace-character-count="1294"/>
    <meta:generator>LibreOffice/5.1.6.2$Linux_X86_64 LibreOffice_project/10m0$Build-2</meta:generator>
  </office:meta>
</office:document-meta>
</file>